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f6d7" officeooo:paragraph-rsid="001af6d7"/>
    </style:style>
    <style:style style:name="P2" style:family="paragraph" style:parent-style-name="Standard">
      <style:text-properties officeooo:rsid="00103577" officeooo:paragraph-rsid="00103577"/>
    </style:style>
    <style:style style:name="P3" style:family="paragraph" style:parent-style-name="Standard">
      <style:text-properties officeooo:rsid="00103577" officeooo:paragraph-rsid="00113442"/>
    </style:style>
    <style:style style:name="P4" style:family="paragraph" style:parent-style-name="Standard">
      <style:text-properties officeooo:rsid="00106df7" officeooo:paragraph-rsid="00113442"/>
    </style:style>
    <style:style style:name="P5" style:family="paragraph" style:parent-style-name="Standard">
      <style:text-properties officeooo:rsid="001387fa" officeooo:paragraph-rsid="001387fa"/>
    </style:style>
    <style:style style:name="P6" style:family="paragraph" style:parent-style-name="Standard">
      <style:text-properties officeooo:rsid="001387fa" officeooo:paragraph-rsid="0014a7d5"/>
    </style:style>
    <style:style style:name="P7" style:family="paragraph" style:parent-style-name="Standard">
      <style:text-properties officeooo:rsid="0014a7d5" officeooo:paragraph-rsid="0014a7d5"/>
    </style:style>
    <style:style style:name="P8" style:family="paragraph" style:parent-style-name="Standard">
      <style:text-properties officeooo:rsid="0016794c" officeooo:paragraph-rsid="0016794c"/>
    </style:style>
    <style:style style:name="T1" style:family="text">
      <style:text-properties officeooo:rsid="00106df7"/>
    </style:style>
    <style:style style:name="T2" style:family="text">
      <style:text-properties officeooo:rsid="0011d9e8"/>
    </style:style>
    <style:style style:name="T3" style:family="text">
      <style:text-properties officeooo:rsid="00113442"/>
    </style:style>
    <style:style style:name="T4" style:family="text">
      <style:text-properties officeooo:rsid="001387fa"/>
    </style:style>
    <style:style style:name="T5" style:family="text">
      <style:text-properties officeooo:rsid="0014a7d5"/>
    </style:style>
    <style:style style:name="T6" style:family="text">
      <style:text-properties officeooo:rsid="00196c33"/>
    </style:style>
    <style:style style:name="T7" style:family="text">
      <style:text-properties officeooo:rsid="001ace75"/>
    </style:style>
    <style:style style:name="T8" style:family="text">
      <style:text-properties officeooo:rsid="001679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scho-Hazard</text:p>
      <text:p text:style-name="P2"/>
      <text:p text:style-name="P3">I’m a programmer, and I consider myself one of that breed of hackers who call themselves “Bricoleurs”. <text:span text:style-name="T1">The term was coined by the anthropologist </text:span><text:span text:style-name="T2">Claude </text:span><text:span text:style-name="T1">L</text:span><text:span text:style-name="T2">e</text:span><text:span text:style-name="T1">vi-Strauss to describe the creation of new, innovative and </text:span><text:span text:style-name="T3">unorthodox technologies and techniques from the detritus of previous existence – in short, we make </text:span><text:span text:style-name="T4">cool </text:span><text:span text:style-name="T3">things from other peoples junk.</text:span></text:p>
      <text:p text:style-name="P4"/>
      <text:p text:style-name="P4"><text:span text:style-name="T3">I’m lucky – the suburb of London that I live in seems to be largely occupied by families with more money than sense. Nearly every day I find TV’s, printers, computers, books, </text:span><text:span text:style-name="T4">phones, keyboards, tablets, laptops, </text:span><text:span text:style-name="T3"><text:s/>power systems, </text:span><text:span text:style-name="T4">toys, drones, stereo systems</text:span><text:span text:style-name="T3">..everything imaginable really, all dumped outside houses on the pavement waiting to be taken away. My home system is a <text:s/>six processor Beowulf</text:span> <text:span text:style-name="T3">cluster with three work screens and a large plasma monitor on the wall. The most expensive component </text:span><text:span text:style-name="T4">of the whole rig </text:span><text:span text:style-name="T3">– in fact, the only component I paid for – was the </text:span><text:span text:style-name="T4">E</text:span><text:span text:style-name="T3">thernet router connecting the cluster together. <text:s/></text:span></text:p>
      <text:p text:style-name="P4"/>
      <text:p text:style-name="P5">I’m always picking up any junk that looks vaguely interesting – sometimes the more mysterious it seems, the more interesting it is – for instance, why would someone create, and then lose, a heavy, obviously carefully machined inch wide dull silver metal cube with neither visible input or output, but with a narrow groove cut into one side that lights up when the cube is turned upside down? I still don’t know – I have the cube on my desk, it still “works”, it doesn’t seem to be running out of power (I.e, the light is still bright) and I have found no way to get into it short of an oxy-acetylene torch. In my more paranoid moments I worry that it may be transmitting information about me to some antagonistic listener...but it’s cool, and interesting, so I don’t want to get rid of it or cut it open. Yet.</text:p>
      <text:p text:style-name="P5"/>
      <text:p text:style-name="P6">This story begins with my discovery of another interesting, fairly baffling bit of tech. <text:span text:style-name="T5">The device was lying incongruously beside the footpath that runs along the river nearby. Twice a day, I take my dog for a walk and a swim – on this particular day, for reasons best known to himself, Sammy d</text:span><text:span text:style-name="T6">id his usual trick of hurling himself gleefully into the water </text:span><text:span text:style-name="T5">and as </text:span><text:span text:style-name="T6">rummaged around in the undergrowth for another stick</text:span><text:span text:style-name="T5">, I saw it. </text:span></text:p>
      <text:p text:style-name="P6"/>
      <text:p text:style-name="P7">It <text:span text:style-name="T6">was</text:span> small – a plain grey plastic rectangle, about the height and width of a credit card, half an inch deep, with the top third of the face raised slightly. The bottom two thirds <text:span text:style-name="T6">framed</text:span> a standard QWERTY keyboard – small, hard plastic keys - fiddly, but usable. A very small screen <text:span text:style-name="T6">was</text:span> recessed into the top third of the face, a standard USB type-C port on one end, and the other <text:span text:style-name="T6">carried</text:span> a four pin socket for….something. And that’s it. No markings, no labels, serial numbers...no clues at all towards its function, ownership, anything. In an age where even the cheapest mobile phone is designed with visual and tactile appeal in mind, its flat, grey blandness seemed almost a fashion statement in itself. <text:s/><text:span text:style-name="T7">Presumably it had dropped out of somebody’s pocket or bag - m</text:span>aybe it was some kind of prototype? A student’s project? It seemed a strange thing to have constructed – when touch screens are the standard means of interface for most consumer electronics <text:span text:style-name="T6">and even the cheapest phone is designed with aesthetics and tactile appeal in mind</text:span>, the <text:span text:style-name="T6">plain grey plastic case, </text:span>small screen and sep<text:span text:style-name="T6">a</text:span>rate physical keyboard seemed like a throwback to the early days of home computing – in fact, it reminded me of nothing so much as my old ZX Spectrum 128K, albeit about thirty times smaller. <text:span text:style-name="T8">Interesting. I pocketed it, reclaimed the dog, and continued our walk.</text:span></text:p>
      <text:p text:style-name="P7"/>
      <text:p text:style-name="P8">I’d almost completely forgotten the thing by the time we got home, <text:span text:style-name="T7">but when I dug my phone out of my coat to charge, my fingers brushed the device and I pulled it out for a closer look. Halfway down the back side, I found a switch I’d overlooked – a small black side switch, labelled “OFF/ON”. This was about as self-explanatory as things can get, so I slide the switch to “ON”. Nothing happened for a second. Then a single blue pixel flashed at the top of the tiny screen, before expanding into a line and then to a glowing blue rectangle surrounding the screen area. Another </text:span><text:soft-page-break/><text:span text:style-name="T7">second, small blue logo appeared, above the word “PSYCHOHAZARD” in blocky blue sans-serif caps. Whoever had designed this obviously had functionality in mind above flashy user interfaces. The logo, if that’s what it was, seemed to be a variant of the standard bio-hazard trefoil - </text:span></text:p>
      <text:p text:style-name="P7"/>
      <text:p text:style-name="P6"/>
      <text:p text:style-name="P6"><text:span text:style-name="T5"><text:s/></text:span><text:s text:c="2"/></text:p>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18T12:15:18.599165226</meta:creation-date>
    <dc:date>2025-05-18T14:38:51.334280227</dc:date>
    <meta:editing-duration>PT1H12M18S</meta:editing-duration>
    <meta:editing-cycles>7</meta:editing-cycles>
    <meta:generator>LibreOffice/25.2.2.2$Linux_X86_64 LibreOffice_project/520$Build-2</meta:generator>
    <meta:document-statistic meta:table-count="0" meta:image-count="0" meta:object-count="0" meta:page-count="2" meta:paragraph-count="8" meta:word-count="762" meta:character-count="4433" meta:non-whitespace-character-count="3655"/>
  </office:meta>
</office:document-meta>
</file>